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1.</text:p>
          </table:table-cell>
          <table:table-cell table:style-name="ce13" office:value-type="string" calcext:value-type="string">
            <text:p>Semantic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1</text:p>
          </table:table-cell>
          <table:table-cell table:style-name="ce5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2</text:p>
          </table:table-cell>
          <table:table-cell table:style-name="ce7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5</text:p>
          </table:table-cell>
          <table:table-cell table:style-name="ce7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6</text:p>
          </table:table-cell>
          <table:table-cell table:style-name="ce7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.1</text:p>
          </table:table-cell>
          <table:table-cell table:style-name="ce8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.2</text:p>
          </table:table-cell>
          <table:table-cell table:style-name="ce6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.3</text:p>
          </table:table-cell>
          <table:table-cell table:style-name="ce8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.4</text:p>
          </table:table-cell>
          <table:table-cell table:style-name="ce8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.5</text:p>
          </table:table-cell>
          <table:table-cell table:style-name="ce8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6" office:value-type="string" calcext:value-type="string">
            <text:p>Type check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8" office:value-type="string" calcext:value-type="string">
            <text:p>Visual present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8" office:value-type="string" calcext:value-type="string">
            <text:p>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7" office:value-type="string" calcext:value-type="string">
            <text:p>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9:06:29.960492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5T19:55:05.282374776</dc:date>
    <meta:editing-duration>P1DT21H46M40S</meta:editing-duration>
    <meta:editing-cycles>60</meta:editing-cycles>
    <meta:document-statistic meta:table-count="1" meta:cell-count="228" meta:object-count="0"/>
  </office:meta>
</office:document-meta>
</file>